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25cm" draw:marker-start-width="0.229cm" draw:marker-end-width="0.178cm" draw:fill="none" draw:textarea-vertical-align="middle" fo:padding-top="0.137cm" fo:padding-bottom="0.137cm" fo:padding-left="0.262cm" fo:padding-right="0.262cm"/>
    </style:style>
    <style:style style:name="gr4" style:family="graphic" style:parent-style-name="objectwithoutfill">
      <style:graphic-properties svg:stroke-width="0.025cm" draw:marker-start-width="0.229cm" draw:marker-end="Arrow" draw:marker-end-width="0.178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  <style:text-properties fo:font-family="'Times New Roman'" style:font-family-generic="roman" style:font-pitch="variable"/>
    </style:style>
    <style:style style:name="P2" style:family="paragraph">
      <style:text-properties fo:font-family="'Times New Roman'" style:font-family-generic="roman" style:font-pitch="variable"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712cm" svg:height="0.712cm" svg:x="1.701cm" svg:y="1.23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712cm" svg:height="0.712cm" svg:x="1.688cm" svg:y="2.422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712cm" svg:height="0.712cm" svg:x="2.463cm" svg:y="3.556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0.712cm" svg:height="0.712cm" svg:x="0.812cm" svg:y="3.556cm">
          <text:p text:style-name="P1"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0.712cm" svg:height="0.712cm" svg:x="2.463cm" svg:y="4.699cm">
          <text:p text:style-name="P1"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309cm" svg:height="0.797cm" svg:x="0.089cm" svg:y="0.408cm">
          <draw:text-box>
            <text:p text:style-name="P2"><text:span text:style-name="T2">Атом из базы</text:span></text:p>
          </draw:text-box>
        </draw:frame>
        <draw:connector draw:style-name="gr3" draw:text-style-name="P3" draw:layer="layout" draw:type="line" svg:x1="2.057cm" svg:y1="1.947cm" svg:x2="2.044cm" svg:y2="2.422cm" draw:start-shape="id1" draw:start-glue-point="2" draw:end-shape="id2" draw:end-glue-point="0" svg:d="m2057 1947-13 475">
          <text:p/>
        </draw:connector>
        <draw:connector draw:style-name="gr3" draw:text-style-name="P3" draw:layer="layout" draw:type="line" svg:x1="2.044cm" svg:y1="3.134cm" svg:x2="2.819cm" svg:y2="3.556cm" draw:start-shape="id2" draw:start-glue-point="2" draw:end-shape="id3" draw:end-glue-point="0" svg:d="m2044 3134 775 422">
          <text:p/>
        </draw:connector>
        <draw:connector draw:style-name="gr3" draw:text-style-name="P3" draw:layer="layout" draw:type="line" svg:x1="2.044cm" svg:y1="3.134cm" svg:x2="1.168cm" svg:y2="3.556cm" draw:start-shape="id2" draw:start-glue-point="2" draw:end-shape="id4" draw:end-glue-point="0" svg:d="m2044 3134-876 422">
          <text:p/>
        </draw:connector>
        <draw:connector draw:style-name="gr3" draw:text-style-name="P3" draw:layer="layout" draw:type="line" svg:x1="2.819cm" svg:y1="4.268cm" svg:x2="2.819cm" svg:y2="4.699cm" draw:start-shape="id3" draw:start-glue-point="2" draw:end-shape="id5" draw:end-glue-point="0" svg:d="m2819 4268v431">
          <text:p/>
        </draw:connector>
        <draw:frame draw:style-name="gr2" draw:text-style-name="P2" draw:layer="layout" svg:width="3.059cm" svg:height="0.797cm" svg:x="3.377cm" svg:y="0.408cm">
          <draw:text-box>
            <text:p text:style-name="P2"><text:span text:style-name="T2">Новый факт</text:span></text:p>
          </draw:text-box>
        </draw:frame>
        <draw:custom-shape draw:style-name="gr1" draw:text-style-name="P1" xml:id="id7" draw:id="id7" draw:layer="layout" svg:width="0.712cm" svg:height="0.712cm" svg:x="4.388cm" svg:y="1.22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712cm" svg:height="0.712cm" svg:x="3.675cm" svg:y="2.409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.031cm" svg:y1="3.121cm" svg:x2="3.175cm" svg:y2="3.912cm" draw:start-shape="id6" draw:start-glue-point="2" draw:end-shape="id3" draw:end-glue-point="1" svg:d="m4031 3121-856 791">
          <text:p/>
        </draw:connector>
        <draw:connector draw:style-name="gr3" draw:text-style-name="P3" draw:layer="layout" draw:type="line" svg:x1="4.744cm" svg:y1="1.934cm" svg:x2="4.031cm" svg:y2="2.409cm" draw:start-shape="id7" draw:start-glue-point="2" draw:end-shape="id6" draw:end-glue-point="0" svg:d="m4744 1934-713 475">
          <text:p/>
        </draw:connector>
        <draw:connector draw:style-name="gr4" draw:text-style-name="P3" draw:layer="layout" draw:type="curve" svg:x1="4.744cm" svg:y1="1.934cm" svg:x2="3.175cm" svg:y2="3.912cm" draw:start-shape="id7" draw:start-glue-point="2" draw:end-shape="id3" draw:end-glue-point="1" svg:d="m4744 1934c0 1319-523 1978-1569 19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401cm" fo:page-height="6.0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6$Linux_x86 LibreOffice_project/360m1$Build-2</meta:generator>
    <dc:date>2012-12-13T19:25:36</dc:date>
    <meta:editing-duration>PT4H57M11S</meta:editing-duration>
    <meta:editing-cycles>19</meta:editing-cycles>
    <meta:document-statistic meta:object-count="16"/>
  </office:meta>
</office:document-meta>
</file>